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3.3126in"/>
    </style:style>
    <style:style style:name="co3" style:family="table-column">
      <style:table-column-properties fo:break-before="auto" style:column-width="1.0874in"/>
    </style:style>
    <style:style style:name="co4" style:family="table-column">
      <style:table-column-properties fo:break-before="auto" style:column-width="1.3575in"/>
    </style:style>
    <style:style style:name="co5" style:family="table-column">
      <style:table-column-properties fo:break-before="auto" style:column-width="1.2134in"/>
    </style:style>
    <style:style style:name="co6" style:family="table-column">
      <style:table-column-properties fo:break-before="auto" style:column-width="1.15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ongLis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SCENESTART</text:p>
          </table:table-cell>
          <table:table-cell office:value-type="string" calcext:value-type="string">
            <text:p>SCENEEND</text:p>
          </table:table-cell>
          <table:table-cell office:value-type="string" calcext:value-type="string">
            <text:p>SCENELENGTH</text:p>
          </table:table-cell>
          <table:table-cell office:value-type="string" calcext:value-type="string">
            <text:p>NEWMOVName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00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]-[.C2])" office:value-type="time" office:time-value="PT00H00M00S" calcext:value-type="time">
            <text:p>00:00</text:p>
          </table:table-cell>
          <table:table-cell table:style-name="ce5" table:formula="of:=COM.MICROSOFT.CONCAT(LEFT([.B2];12);&quot;-CUT-&quot;;[.A2])" office:value-type="string" office:string-value="-CUT-1" calcext:value-type="string">
            <text:p>-CUT-1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00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]-[.C3])" office:value-type="time" office:time-value="PT00H00M00S" calcext:value-type="time">
            <text:p>00:00</text:p>
          </table:table-cell>
          <table:table-cell table:style-name="ce5" table:formula="of:=COM.MICROSOFT.CONCAT(LEFT([.B3];12);&quot;-CUT-&quot;;[.A3])" office:value-type="string" office:string-value="-CUT-2" calcext:value-type="string">
            <text:p>-CUT-2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00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]-[.C4])" office:value-type="time" office:time-value="PT00H00M00S" calcext:value-type="time">
            <text:p>00:00</text:p>
          </table:table-cell>
          <table:table-cell table:style-name="ce5" table:formula="of:=COM.MICROSOFT.CONCAT(LEFT([.B4];12);&quot;-CUT-&quot;;[.A4])" office:value-type="string" office:string-value="-CUT-3" calcext:value-type="string">
            <text:p>-CUT-3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00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]-[.C5])" office:value-type="time" office:time-value="PT00H00M00S" calcext:value-type="time">
            <text:p>00:00</text:p>
          </table:table-cell>
          <table:table-cell table:style-name="ce5" table:formula="of:=COM.MICROSOFT.CONCAT(LEFT([.B5];12);&quot;-CUT-&quot;;[.A5])" office:value-type="string" office:string-value="-CUT-4" calcext:value-type="string">
            <text:p>-CUT-4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00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]-[.C6])" office:value-type="time" office:time-value="PT00H00M00S" calcext:value-type="time">
            <text:p>00:00</text:p>
          </table:table-cell>
          <table:table-cell table:style-name="ce5" table:formula="of:=COM.MICROSOFT.CONCAT(LEFT([.B6];12);&quot;-CUT-&quot;;[.A6])" office:value-type="string" office:string-value="-CUT-5" calcext:value-type="string">
            <text:p>-CUT-5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00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]-[.C7])" office:value-type="time" office:time-value="PT00H00M00S" calcext:value-type="time">
            <text:p>00:00</text:p>
          </table:table-cell>
          <table:table-cell table:style-name="ce5" table:formula="of:=COM.MICROSOFT.CONCAT(LEFT([.B7];12);&quot;-CUT-&quot;;[.A7])" office:value-type="string" office:string-value="-CUT-6" calcext:value-type="string">
            <text:p>-CUT-6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00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]-[.C8])" office:value-type="time" office:time-value="PT00H00M00S" calcext:value-type="time">
            <text:p>00:00</text:p>
          </table:table-cell>
          <table:table-cell table:style-name="ce5" table:formula="of:=COM.MICROSOFT.CONCAT(LEFT([.B8];12);&quot;-CUT-&quot;;[.A8])" office:value-type="string" office:string-value="-CUT-7" calcext:value-type="string">
            <text:p>-CUT-7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00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]-[.C9])" office:value-type="time" office:time-value="PT00H00M00S" calcext:value-type="time">
            <text:p>00:00</text:p>
          </table:table-cell>
          <table:table-cell table:style-name="ce5" table:formula="of:=COM.MICROSOFT.CONCAT(LEFT([.B9];12);&quot;-CUT-&quot;;[.A9])" office:value-type="string" office:string-value="-CUT-8" calcext:value-type="string">
            <text:p>-CUT-8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00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]-[.C10])" office:value-type="time" office:time-value="PT00H00M00S" calcext:value-type="time">
            <text:p>00:00</text:p>
          </table:table-cell>
          <table:table-cell table:style-name="ce5" table:formula="of:=COM.MICROSOFT.CONCAT(LEFT([.B10];12);&quot;-CUT-&quot;;[.A10])" office:value-type="string" office:string-value="-CUT-9" calcext:value-type="string">
            <text:p>-CUT-9</text:p>
          </table:table-cell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01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]-[.C11])" office:value-type="time" office:time-value="PT00H00M00S" calcext:value-type="time">
            <text:p>00:00</text:p>
          </table:table-cell>
          <table:table-cell table:style-name="ce5" table:formula="of:=COM.MICROSOFT.CONCAT(LEFT([.B11];12);&quot;-CUT-&quot;;[.A11])" office:value-type="string" office:string-value="-CUT-10" calcext:value-type="string">
            <text:p>-CUT-10</text:p>
          </table:table-cell>
          <table:table-cell table:number-columns-repeated="1018"/>
        </table:table-row>
        <table:table-row table:style-name="ro1">
          <table:table-cell table:style-name="ce5" office:value-type="float" office:value="11" calcext:value-type="float">
            <text:p>01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]-[.C12])" office:value-type="time" office:time-value="PT00H00M00S" calcext:value-type="time">
            <text:p>00:00</text:p>
          </table:table-cell>
          <table:table-cell table:style-name="ce5" table:formula="of:=COM.MICROSOFT.CONCAT(LEFT([.B12];12);&quot;-CUT-&quot;;[.A12])" office:value-type="string" office:string-value="-CUT-11" calcext:value-type="string">
            <text:p>-CUT-11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01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]-[.C13])" office:value-type="time" office:time-value="PT00H00M00S" calcext:value-type="time">
            <text:p>00:00</text:p>
          </table:table-cell>
          <table:table-cell table:style-name="ce5" table:formula="of:=COM.MICROSOFT.CONCAT(LEFT([.B13];12);&quot;-CUT-&quot;;[.A13])" office:value-type="string" office:string-value="-CUT-12" calcext:value-type="string">
            <text:p>-CUT-12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01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]-[.C14])" office:value-type="time" office:time-value="PT00H00M00S" calcext:value-type="time">
            <text:p>00:00</text:p>
          </table:table-cell>
          <table:table-cell table:style-name="ce5" table:formula="of:=COM.MICROSOFT.CONCAT(LEFT([.B14];12);&quot;-CUT-&quot;;[.A14])" office:value-type="string" office:string-value="-CUT-13" calcext:value-type="string">
            <text:p>-CUT-13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01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]-[.C15])" office:value-type="time" office:time-value="PT00H00M00S" calcext:value-type="time">
            <text:p>00:00</text:p>
          </table:table-cell>
          <table:table-cell table:style-name="ce5" table:formula="of:=COM.MICROSOFT.CONCAT(LEFT([.B15];12);&quot;-CUT-&quot;;[.A15])" office:value-type="string" office:string-value="-CUT-14" calcext:value-type="string">
            <text:p>-CUT-14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01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]-[.C16])" office:value-type="time" office:time-value="PT00H00M00S" calcext:value-type="time">
            <text:p>00:00</text:p>
          </table:table-cell>
          <table:table-cell table:style-name="ce5" table:formula="of:=COM.MICROSOFT.CONCAT(LEFT([.B16];12);&quot;-CUT-&quot;;[.A16])" office:value-type="string" office:string-value="-CUT-15" calcext:value-type="string">
            <text:p>-CUT-1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01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]-[.C17])" office:value-type="time" office:time-value="PT00H00M00S" calcext:value-type="time">
            <text:p>00:00</text:p>
          </table:table-cell>
          <table:table-cell table:style-name="ce5" table:formula="of:=COM.MICROSOFT.CONCAT(LEFT([.B17];12);&quot;-CUT-&quot;;[.A17])" office:value-type="string" office:string-value="-CUT-16" calcext:value-type="string">
            <text:p>-CUT-16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01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8]-[.C18])" office:value-type="time" office:time-value="PT00H00M00S" calcext:value-type="time">
            <text:p>00:00</text:p>
          </table:table-cell>
          <table:table-cell table:style-name="ce5" table:formula="of:=COM.MICROSOFT.CONCAT(LEFT([.B18];12);&quot;-CUT-&quot;;[.A18])" office:value-type="string" office:string-value="-CUT-17" calcext:value-type="string">
            <text:p>-CUT-17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01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9]-[.C19])" office:value-type="time" office:time-value="PT00H00M00S" calcext:value-type="time">
            <text:p>00:00</text:p>
          </table:table-cell>
          <table:table-cell table:style-name="ce5" table:formula="of:=COM.MICROSOFT.CONCAT(LEFT([.B19];12);&quot;-CUT-&quot;;[.A19])" office:value-type="string" office:string-value="-CUT-18" calcext:value-type="string">
            <text:p>-CUT-18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01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0]-[.C20])" office:value-type="time" office:time-value="PT00H00M00S" calcext:value-type="time">
            <text:p>00:00</text:p>
          </table:table-cell>
          <table:table-cell table:style-name="ce5" table:formula="of:=COM.MICROSOFT.CONCAT(LEFT([.B20];12);&quot;-CUT-&quot;;[.A20])" office:value-type="string" office:string-value="-CUT-19" calcext:value-type="string">
            <text:p>-CUT-19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02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1]-[.C21])" office:value-type="time" office:time-value="PT00H00M00S" calcext:value-type="time">
            <text:p>00:00</text:p>
          </table:table-cell>
          <table:table-cell table:style-name="ce5" table:formula="of:=COM.MICROSOFT.CONCAT(LEFT([.B21];12);&quot;-CUT-&quot;;[.A21])" office:value-type="string" office:string-value="-CUT-20" calcext:value-type="string">
            <text:p>-CUT-20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02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2]-[.C22])" office:value-type="time" office:time-value="PT00H00M00S" calcext:value-type="time">
            <text:p>00:00</text:p>
          </table:table-cell>
          <table:table-cell table:style-name="ce5" table:formula="of:=COM.MICROSOFT.CONCAT(LEFT([.B22];12);&quot;-CUT-&quot;;[.A22])" office:value-type="string" office:string-value="-CUT-21" calcext:value-type="string">
            <text:p>-CUT-21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02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3]-[.C23])" office:value-type="time" office:time-value="PT00H00M00S" calcext:value-type="time">
            <text:p>00:00</text:p>
          </table:table-cell>
          <table:table-cell table:style-name="ce5" table:formula="of:=COM.MICROSOFT.CONCAT(LEFT([.B23];12);&quot;-CUT-&quot;;[.A23])" office:value-type="string" office:string-value="-CUT-22" calcext:value-type="string">
            <text:p>-CUT-22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02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4]-[.C24])" office:value-type="time" office:time-value="PT00H00M00S" calcext:value-type="time">
            <text:p>00:00</text:p>
          </table:table-cell>
          <table:table-cell table:style-name="ce5" table:formula="of:=COM.MICROSOFT.CONCAT(LEFT([.B24];12);&quot;-CUT-&quot;;[.A24])" office:value-type="string" office:string-value="-CUT-23" calcext:value-type="string">
            <text:p>-CUT-23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02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5]-[.C25])" office:value-type="time" office:time-value="PT00H00M00S" calcext:value-type="time">
            <text:p>00:00</text:p>
          </table:table-cell>
          <table:table-cell table:style-name="ce5" table:formula="of:=COM.MICROSOFT.CONCAT(LEFT([.B25];12);&quot;-CUT-&quot;;[.A25])" office:value-type="string" office:string-value="-CUT-24" calcext:value-type="string">
            <text:p>-CUT-24</text:p>
          </table:table-cell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02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6]-[.C26])" office:value-type="time" office:time-value="PT00H00M00S" calcext:value-type="time">
            <text:p>00:00</text:p>
          </table:table-cell>
          <table:table-cell table:style-name="ce5" table:formula="of:=COM.MICROSOFT.CONCAT(LEFT([.B26];12);&quot;-CUT-&quot;;[.A26])" office:value-type="string" office:string-value="-CUT-25" calcext:value-type="string">
            <text:p>-CUT-25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02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7]-[.C27])" office:value-type="time" office:time-value="PT00H00M00S" calcext:value-type="time">
            <text:p>00:00</text:p>
          </table:table-cell>
          <table:table-cell table:style-name="ce5" table:formula="of:=COM.MICROSOFT.CONCAT(LEFT([.B27];12);&quot;-CUT-&quot;;[.A27])" office:value-type="string" office:string-value="-CUT-26" calcext:value-type="string">
            <text:p>-CUT-26</text:p>
          </table:table-cell>
          <table:table-cell table:number-columns-repeated="1018"/>
        </table:table-row>
        <table:table-row table:style-name="ro1">
          <table:table-cell table:style-name="ce5" office:value-type="float" office:value="27" calcext:value-type="float">
            <text:p>02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8]-[.C28])" office:value-type="time" office:time-value="PT00H00M00S" calcext:value-type="time">
            <text:p>00:00</text:p>
          </table:table-cell>
          <table:table-cell table:style-name="ce5" table:formula="of:=COM.MICROSOFT.CONCAT(LEFT([.B28];12);&quot;-CUT-&quot;;[.A28])" office:value-type="string" office:string-value="-CUT-27" calcext:value-type="string">
            <text:p>-CUT-27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02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29]-[.C29])" office:value-type="time" office:time-value="PT00H00M00S" calcext:value-type="time">
            <text:p>00:00</text:p>
          </table:table-cell>
          <table:table-cell table:style-name="ce5" table:formula="of:=COM.MICROSOFT.CONCAT(LEFT([.B29];12);&quot;-CUT-&quot;;[.A29])" office:value-type="string" office:string-value="-CUT-28" calcext:value-type="string">
            <text:p>-CUT-28</text:p>
          </table:table-cell>
          <table:table-cell table:number-columns-repeated="1018"/>
        </table:table-row>
        <table:table-row table:style-name="ro1">
          <table:table-cell table:style-name="ce5" office:value-type="float" office:value="29" calcext:value-type="float">
            <text:p>02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0]-[.C30])" office:value-type="time" office:time-value="PT00H00M00S" calcext:value-type="time">
            <text:p>00:00</text:p>
          </table:table-cell>
          <table:table-cell table:style-name="ce5" table:formula="of:=COM.MICROSOFT.CONCAT(LEFT([.B30];12);&quot;-CUT-&quot;;[.A30])" office:value-type="string" office:string-value="-CUT-29" calcext:value-type="string">
            <text:p>-CUT-29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03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1]-[.C31])" office:value-type="time" office:time-value="PT00H00M00S" calcext:value-type="time">
            <text:p>00:00</text:p>
          </table:table-cell>
          <table:table-cell table:style-name="ce5" table:formula="of:=COM.MICROSOFT.CONCAT(LEFT([.B31];12);&quot;-CUT-&quot;;[.A31])" office:value-type="string" office:string-value="-CUT-30" calcext:value-type="string">
            <text:p>-CUT-30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03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2]-[.C32])" office:value-type="time" office:time-value="PT00H00M00S" calcext:value-type="time">
            <text:p>00:00</text:p>
          </table:table-cell>
          <table:table-cell table:style-name="ce5" table:formula="of:=COM.MICROSOFT.CONCAT(LEFT([.B32];12);&quot;-CUT-&quot;;[.A32])" office:value-type="string" office:string-value="-CUT-31" calcext:value-type="string">
            <text:p>-CUT-31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03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3]-[.C33])" office:value-type="time" office:time-value="PT00H00M00S" calcext:value-type="time">
            <text:p>00:00</text:p>
          </table:table-cell>
          <table:table-cell table:style-name="ce5" table:formula="of:=COM.MICROSOFT.CONCAT(LEFT([.B33];12);&quot;-CUT-&quot;;[.A33])" office:value-type="string" office:string-value="-CUT-32" calcext:value-type="string">
            <text:p>-CUT-32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03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4]-[.C34])" office:value-type="time" office:time-value="PT00H00M00S" calcext:value-type="time">
            <text:p>00:00</text:p>
          </table:table-cell>
          <table:table-cell table:style-name="ce5" table:formula="of:=COM.MICROSOFT.CONCAT(LEFT([.B34];12);&quot;-CUT-&quot;;[.A34])" office:value-type="string" office:string-value="-CUT-33" calcext:value-type="string">
            <text:p>-CUT-33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03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5]-[.C35])" office:value-type="time" office:time-value="PT00H00M00S" calcext:value-type="time">
            <text:p>00:00</text:p>
          </table:table-cell>
          <table:table-cell table:style-name="ce5" table:formula="of:=COM.MICROSOFT.CONCAT(LEFT([.B35];12);&quot;-CUT-&quot;;[.A35])" office:value-type="string" office:string-value="-CUT-34" calcext:value-type="string">
            <text:p>-CUT-34</text:p>
          </table:table-cell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03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6]-[.C36])" office:value-type="time" office:time-value="PT00H00M00S" calcext:value-type="time">
            <text:p>00:00</text:p>
          </table:table-cell>
          <table:table-cell table:style-name="ce5" table:formula="of:=COM.MICROSOFT.CONCAT(LEFT([.B36];12);&quot;-CUT-&quot;;[.A36])" office:value-type="string" office:string-value="-CUT-35" calcext:value-type="string">
            <text:p>-CUT-35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03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7]-[.C37])" office:value-type="time" office:time-value="PT00H00M00S" calcext:value-type="time">
            <text:p>00:00</text:p>
          </table:table-cell>
          <table:table-cell table:style-name="ce5" table:formula="of:=COM.MICROSOFT.CONCAT(LEFT([.B37];12);&quot;-CUT-&quot;;[.A37])" office:value-type="string" office:string-value="-CUT-36" calcext:value-type="string">
            <text:p>-CUT-36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03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8]-[.C38])" office:value-type="time" office:time-value="PT00H00M00S" calcext:value-type="time">
            <text:p>00:00</text:p>
          </table:table-cell>
          <table:table-cell table:style-name="ce5" table:formula="of:=COM.MICROSOFT.CONCAT(LEFT([.B37];12);&quot;-CUT-&quot;;[.A38])" office:value-type="string" office:string-value="-CUT-37" calcext:value-type="string">
            <text:p>-CUT-37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03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39]-[.C39])" office:value-type="time" office:time-value="PT00H00M00S" calcext:value-type="time">
            <text:p>00:00</text:p>
          </table:table-cell>
          <table:table-cell table:style-name="ce5" table:formula="of:=COM.MICROSOFT.CONCAT(LEFT([.B39];12);&quot;-CUT-&quot;;[.A39])" office:value-type="string" office:string-value="-CUT-38" calcext:value-type="string">
            <text:p>-CUT-38</text:p>
          </table:table-cell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03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0]-[.C40])" office:value-type="time" office:time-value="PT00H00M00S" calcext:value-type="time">
            <text:p>00:00</text:p>
          </table:table-cell>
          <table:table-cell table:style-name="ce5" table:formula="of:=COM.MICROSOFT.CONCAT(LEFT([.B40];12);&quot;-CUT-&quot;;[.A40])" office:value-type="string" office:string-value="-CUT-39" calcext:value-type="string">
            <text:p>-CUT-39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04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1]-[.C41])" office:value-type="time" office:time-value="PT00H00M00S" calcext:value-type="time">
            <text:p>00:00</text:p>
          </table:table-cell>
          <table:table-cell table:style-name="ce5" table:formula="of:=COM.MICROSOFT.CONCAT(LEFT([.B41];12);&quot;-CUT-&quot;;[.A41])" office:value-type="string" office:string-value="-CUT-40" calcext:value-type="string">
            <text:p>-CUT-40</text:p>
          </table:table-cell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04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2]-[.C42])" office:value-type="time" office:time-value="PT00H00M00S" calcext:value-type="time">
            <text:p>00:00</text:p>
          </table:table-cell>
          <table:table-cell table:style-name="ce5" table:formula="of:=COM.MICROSOFT.CONCAT(LEFT([.B42];12);&quot;-CUT-&quot;;[.A42])" office:value-type="string" office:string-value="-CUT-41" calcext:value-type="string">
            <text:p>-CUT-41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04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3]-[.C43])" office:value-type="time" office:time-value="PT00H00M00S" calcext:value-type="time">
            <text:p>00:00</text:p>
          </table:table-cell>
          <table:table-cell table:style-name="ce5" table:formula="of:=COM.MICROSOFT.CONCAT(LEFT([.B43];12);&quot;-CUT-&quot;;[.A43])" office:value-type="string" office:string-value="-CUT-42" calcext:value-type="string">
            <text:p>-CUT-42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04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4]-[.C44])" office:value-type="time" office:time-value="PT00H00M00S" calcext:value-type="time">
            <text:p>00:00</text:p>
          </table:table-cell>
          <table:table-cell table:style-name="ce5" table:formula="of:=COM.MICROSOFT.CONCAT(LEFT([.B44];12);&quot;-CUT-&quot;;[.A44])" office:value-type="string" office:string-value="-CUT-43" calcext:value-type="string">
            <text:p>-CUT-43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04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5]-[.C45])" office:value-type="time" office:time-value="PT00H00M00S" calcext:value-type="time">
            <text:p>00:00</text:p>
          </table:table-cell>
          <table:table-cell table:style-name="ce5" table:formula="of:=COM.MICROSOFT.CONCAT(LEFT([.B45];12);&quot;-CUT-&quot;;[.A45])" office:value-type="string" office:string-value="-CUT-44" calcext:value-type="string">
            <text:p>-CUT-44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04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6]-[.C46])" office:value-type="time" office:time-value="PT00H00M00S" calcext:value-type="time">
            <text:p>00:00</text:p>
          </table:table-cell>
          <table:table-cell table:style-name="ce5" table:formula="of:=COM.MICROSOFT.CONCAT(LEFT([.B46];12);&quot;-CUT-&quot;;[.A46])" office:value-type="string" office:string-value="-CUT-45" calcext:value-type="string">
            <text:p>-CUT-45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04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7]-[.C47])" office:value-type="time" office:time-value="PT00H00M00S" calcext:value-type="time">
            <text:p>00:00</text:p>
          </table:table-cell>
          <table:table-cell table:style-name="ce5" table:formula="of:=COM.MICROSOFT.CONCAT(LEFT([.B47];12);&quot;-CUT-&quot;;[.A47])" office:value-type="string" office:string-value="-CUT-46" calcext:value-type="string">
            <text:p>-CUT-46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04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8]-[.C48])" office:value-type="time" office:time-value="PT00H00M00S" calcext:value-type="time">
            <text:p>00:00</text:p>
          </table:table-cell>
          <table:table-cell table:style-name="ce5" table:formula="of:=COM.MICROSOFT.CONCAT(LEFT([.B48];12);&quot;-CUT-&quot;;[.A48])" office:value-type="string" office:string-value="-CUT-47" calcext:value-type="string">
            <text:p>-CUT-47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04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49]-[.C49])" office:value-type="time" office:time-value="PT00H00M00S" calcext:value-type="time">
            <text:p>00:00</text:p>
          </table:table-cell>
          <table:table-cell table:style-name="ce5" table:formula="of:=COM.MICROSOFT.CONCAT(LEFT([.B49];12);&quot;-CUT-&quot;;[.A49])" office:value-type="string" office:string-value="-CUT-48" calcext:value-type="string">
            <text:p>-CUT-48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04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0]-[.C50])" office:value-type="time" office:time-value="PT00H00M00S" calcext:value-type="time">
            <text:p>00:00</text:p>
          </table:table-cell>
          <table:table-cell table:style-name="ce5" table:formula="of:=COM.MICROSOFT.CONCAT(LEFT([.B50];12);&quot;-CUT-&quot;;[.A50])" office:value-type="string" office:string-value="-CUT-49" calcext:value-type="string">
            <text:p>-CUT-49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05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1]-[.C51])" office:value-type="time" office:time-value="PT00H00M00S" calcext:value-type="time">
            <text:p>00:00</text:p>
          </table:table-cell>
          <table:table-cell table:style-name="ce5" table:formula="of:=COM.MICROSOFT.CONCAT(LEFT([.B51];12);&quot;-CUT-&quot;;[.A51])" office:value-type="string" office:string-value="-CUT-50" calcext:value-type="string">
            <text:p>-CUT-50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05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2]-[.C52])" office:value-type="time" office:time-value="PT00H00M00S" calcext:value-type="time">
            <text:p>00:00</text:p>
          </table:table-cell>
          <table:table-cell table:style-name="ce5" table:formula="of:=COM.MICROSOFT.CONCAT(LEFT([.B52];12);&quot;-CUT-&quot;;[.A52])" office:value-type="string" office:string-value="-CUT-51" calcext:value-type="string">
            <text:p>-CUT-51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05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3]-[.C53])" office:value-type="time" office:time-value="PT00H00M00S" calcext:value-type="time">
            <text:p>00:00</text:p>
          </table:table-cell>
          <table:table-cell table:style-name="ce5" table:formula="of:=COM.MICROSOFT.CONCAT(LEFT([.B53];12);&quot;-CUT-&quot;;[.A53])" office:value-type="string" office:string-value="-CUT-52" calcext:value-type="string">
            <text:p>-CUT-52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05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4]-[.C54])" office:value-type="time" office:time-value="PT00H00M00S" calcext:value-type="time">
            <text:p>00:00</text:p>
          </table:table-cell>
          <table:table-cell table:style-name="ce5" table:formula="of:=COM.MICROSOFT.CONCAT(LEFT([.B54];12);&quot;-CUT-&quot;;[.A54])" office:value-type="string" office:string-value="-CUT-53" calcext:value-type="string">
            <text:p>-CUT-53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05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5]-[.C55])" office:value-type="time" office:time-value="PT00H00M00S" calcext:value-type="time">
            <text:p>00:00</text:p>
          </table:table-cell>
          <table:table-cell table:style-name="ce5" table:formula="of:=COM.MICROSOFT.CONCAT(LEFT([.B55];12);&quot;-CUT-&quot;;[.A55])" office:value-type="string" office:string-value="-CUT-54" calcext:value-type="string">
            <text:p>-CUT-54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05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6]-[.C56])" office:value-type="time" office:time-value="PT00H00M00S" calcext:value-type="time">
            <text:p>00:00</text:p>
          </table:table-cell>
          <table:table-cell table:style-name="ce5" table:formula="of:=COM.MICROSOFT.CONCAT(LEFT([.B56];12);&quot;-CUT-&quot;;[.A56])" office:value-type="string" office:string-value="-CUT-55" calcext:value-type="string">
            <text:p>-CUT-55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05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7]-[.C57])" office:value-type="time" office:time-value="PT00H00M00S" calcext:value-type="time">
            <text:p>00:00</text:p>
          </table:table-cell>
          <table:table-cell table:style-name="ce5" table:formula="of:=COM.MICROSOFT.CONCAT(LEFT([.B57];12);&quot;-CUT-&quot;;[.A57])" office:value-type="string" office:string-value="-CUT-56" calcext:value-type="string">
            <text:p>-CUT-56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05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8]-[.C58])" office:value-type="time" office:time-value="PT00H00M00S" calcext:value-type="time">
            <text:p>00:00</text:p>
          </table:table-cell>
          <table:table-cell table:style-name="ce5" table:formula="of:=COM.MICROSOFT.CONCAT(LEFT([.B58];12);&quot;-CUT-&quot;;[.A58])" office:value-type="string" office:string-value="-CUT-57" calcext:value-type="string">
            <text:p>-CUT-57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05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59]-[.C59])" office:value-type="time" office:time-value="PT00H00M00S" calcext:value-type="time">
            <text:p>00:00</text:p>
          </table:table-cell>
          <table:table-cell table:style-name="ce5" table:formula="of:=COM.MICROSOFT.CONCAT(LEFT([.B59];12);&quot;-CUT-&quot;;[.A59])" office:value-type="string" office:string-value="-CUT-58" calcext:value-type="string">
            <text:p>-CUT-58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05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0]-[.C60])" office:value-type="time" office:time-value="PT00H00M00S" calcext:value-type="time">
            <text:p>00:00</text:p>
          </table:table-cell>
          <table:table-cell table:style-name="ce5" table:formula="of:=COM.MICROSOFT.CONCAT(LEFT([.B60];12);&quot;-CUT-&quot;;[.A60])" office:value-type="string" office:string-value="-CUT-59" calcext:value-type="string">
            <text:p>-CUT-59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06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1]-[.C61])" office:value-type="time" office:time-value="PT00H00M00S" calcext:value-type="time">
            <text:p>00:00</text:p>
          </table:table-cell>
          <table:table-cell table:style-name="ce5" table:formula="of:=COM.MICROSOFT.CONCAT(LEFT([.B61];12);&quot;-CUT-&quot;;[.A61])" office:value-type="string" office:string-value="-CUT-60" calcext:value-type="string">
            <text:p>-CUT-60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06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2]-[.C62])" office:value-type="time" office:time-value="PT00H00M00S" calcext:value-type="time">
            <text:p>00:00</text:p>
          </table:table-cell>
          <table:table-cell table:style-name="ce5" table:formula="of:=COM.MICROSOFT.CONCAT(LEFT([.B62];12);&quot;-CUT-&quot;;[.A62])" office:value-type="string" office:string-value="-CUT-61" calcext:value-type="string">
            <text:p>-CUT-61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06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3]-[.C63])" office:value-type="time" office:time-value="PT00H00M00S" calcext:value-type="time">
            <text:p>00:00</text:p>
          </table:table-cell>
          <table:table-cell table:style-name="ce5" table:formula="of:=COM.MICROSOFT.CONCAT(LEFT([.B63];12);&quot;-CUT-&quot;;[.A63])" office:value-type="string" office:string-value="-CUT-62" calcext:value-type="string">
            <text:p>-CUT-62</text:p>
          </table:table-cell>
          <table:table-cell table:number-columns-repeated="1018"/>
        </table:table-row>
        <table:table-row table:style-name="ro1">
          <table:table-cell table:style-name="ce5" office:value-type="float" office:value="63" calcext:value-type="float">
            <text:p>06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4]-[.C64])" office:value-type="time" office:time-value="PT00H00M00S" calcext:value-type="time">
            <text:p>00:00</text:p>
          </table:table-cell>
          <table:table-cell table:style-name="ce5" table:formula="of:=COM.MICROSOFT.CONCAT(LEFT([.B64];12);&quot;-CUT-&quot;;[.A64])" office:value-type="string" office:string-value="-CUT-63" calcext:value-type="string">
            <text:p>-CUT-63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06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5]-[.C65])" office:value-type="time" office:time-value="PT00H00M00S" calcext:value-type="time">
            <text:p>00:00</text:p>
          </table:table-cell>
          <table:table-cell table:style-name="ce5" table:formula="of:=COM.MICROSOFT.CONCAT(LEFT([.B65];12);&quot;-CUT-&quot;;[.A65])" office:value-type="string" office:string-value="-CUT-64" calcext:value-type="string">
            <text:p>-CUT-64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06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6]-[.C66])" office:value-type="time" office:time-value="PT00H00M00S" calcext:value-type="time">
            <text:p>00:00</text:p>
          </table:table-cell>
          <table:table-cell table:style-name="ce5" table:formula="of:=COM.MICROSOFT.CONCAT(LEFT([.B66];12);&quot;-CUT-&quot;;[.A66])" office:value-type="string" office:string-value="-CUT-65" calcext:value-type="string">
            <text:p>-CUT-65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06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7]-[.C67])" office:value-type="time" office:time-value="PT00H00M00S" calcext:value-type="time">
            <text:p>00:00</text:p>
          </table:table-cell>
          <table:table-cell table:style-name="ce5" table:formula="of:=COM.MICROSOFT.CONCAT(LEFT([.B67];12);&quot;-CUT-&quot;;[.A67])" office:value-type="string" office:string-value="-CUT-66" calcext:value-type="string">
            <text:p>-CUT-66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06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8]-[.C68])" office:value-type="time" office:time-value="PT00H00M00S" calcext:value-type="time">
            <text:p>00:00</text:p>
          </table:table-cell>
          <table:table-cell table:style-name="ce5" table:formula="of:=COM.MICROSOFT.CONCAT(LEFT([.B68];12);&quot;-CUT-&quot;;[.A68])" office:value-type="string" office:string-value="-CUT-67" calcext:value-type="string">
            <text:p>-CUT-67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06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69]-[.C69])" office:value-type="time" office:time-value="PT00H00M00S" calcext:value-type="time">
            <text:p>00:00</text:p>
          </table:table-cell>
          <table:table-cell table:style-name="ce5" table:formula="of:=COM.MICROSOFT.CONCAT(LEFT([.B69];12);&quot;-CUT-&quot;;[.A69])" office:value-type="string" office:string-value="-CUT-68" calcext:value-type="string">
            <text:p>-CUT-68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06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0]-[.C70])" office:value-type="time" office:time-value="PT00H00M00S" calcext:value-type="time">
            <text:p>00:00</text:p>
          </table:table-cell>
          <table:table-cell table:style-name="ce5" table:formula="of:=COM.MICROSOFT.CONCAT(LEFT([.B70];12);&quot;-CUT-&quot;;[.A70])" office:value-type="string" office:string-value="-CUT-69" calcext:value-type="string">
            <text:p>-CUT-69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07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1]-[.C71])" office:value-type="time" office:time-value="PT00H00M00S" calcext:value-type="time">
            <text:p>00:00</text:p>
          </table:table-cell>
          <table:table-cell table:style-name="ce5" table:formula="of:=COM.MICROSOFT.CONCAT(LEFT([.B71];12);&quot;-CUT-&quot;;[.A71])" office:value-type="string" office:string-value="-CUT-70" calcext:value-type="string">
            <text:p>-CUT-70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07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2]-[.C72])" office:value-type="time" office:time-value="PT00H00M00S" calcext:value-type="time">
            <text:p>00:00</text:p>
          </table:table-cell>
          <table:table-cell table:style-name="ce5" table:formula="of:=COM.MICROSOFT.CONCAT(LEFT([.B72];12);&quot;-CUT-&quot;;[.A72])" office:value-type="string" office:string-value="-CUT-71" calcext:value-type="string">
            <text:p>-CUT-71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07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3]-[.C73])" office:value-type="time" office:time-value="PT00H00M00S" calcext:value-type="time">
            <text:p>00:00</text:p>
          </table:table-cell>
          <table:table-cell table:style-name="ce5" table:formula="of:=COM.MICROSOFT.CONCAT(LEFT([.B73];12);&quot;-CUT-&quot;;[.A73])" office:value-type="string" office:string-value="-CUT-72" calcext:value-type="string">
            <text:p>-CUT-72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07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4]-[.C74])" office:value-type="time" office:time-value="PT00H00M00S" calcext:value-type="time">
            <text:p>00:00</text:p>
          </table:table-cell>
          <table:table-cell table:style-name="ce5" table:formula="of:=COM.MICROSOFT.CONCAT(LEFT([.B74];12);&quot;-CUT-&quot;;[.A74])" office:value-type="string" office:string-value="-CUT-73" calcext:value-type="string">
            <text:p>-CUT-73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07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5]-[.C75])" office:value-type="time" office:time-value="PT00H00M00S" calcext:value-type="time">
            <text:p>00:00</text:p>
          </table:table-cell>
          <table:table-cell table:style-name="ce5" table:formula="of:=COM.MICROSOFT.CONCAT(LEFT([.B75];12);&quot;-CUT-&quot;;[.A75])" office:value-type="string" office:string-value="-CUT-74" calcext:value-type="string">
            <text:p>-CUT-74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07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6]-[.C76])" office:value-type="time" office:time-value="PT00H00M00S" calcext:value-type="time">
            <text:p>00:00</text:p>
          </table:table-cell>
          <table:table-cell table:style-name="ce5" table:formula="of:=COM.MICROSOFT.CONCAT(LEFT([.B76];12);&quot;-CUT-&quot;;[.A76])" office:value-type="string" office:string-value="-CUT-75" calcext:value-type="string">
            <text:p>-CUT-75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07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7]-[.C77])" office:value-type="time" office:time-value="PT00H00M00S" calcext:value-type="time">
            <text:p>00:00</text:p>
          </table:table-cell>
          <table:table-cell table:style-name="ce5" table:formula="of:=COM.MICROSOFT.CONCAT(LEFT([.B77];12);&quot;-CUT-&quot;;[.A77])" office:value-type="string" office:string-value="-CUT-76" calcext:value-type="string">
            <text:p>-CUT-76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07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8]-[.C78])" office:value-type="time" office:time-value="PT00H00M00S" calcext:value-type="time">
            <text:p>00:00</text:p>
          </table:table-cell>
          <table:table-cell table:style-name="ce5" table:formula="of:=COM.MICROSOFT.CONCAT(LEFT([.B78];12);&quot;-CUT-&quot;;[.A78])" office:value-type="string" office:string-value="-CUT-77" calcext:value-type="string">
            <text:p>-CUT-77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07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79]-[.C79])" office:value-type="time" office:time-value="PT00H00M00S" calcext:value-type="time">
            <text:p>00:00</text:p>
          </table:table-cell>
          <table:table-cell table:style-name="ce5" table:formula="of:=COM.MICROSOFT.CONCAT(LEFT([.B79];12);&quot;-CUT-&quot;;[.A79])" office:value-type="string" office:string-value="-CUT-78" calcext:value-type="string">
            <text:p>-CUT-78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07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0]-[.C80])" office:value-type="time" office:time-value="PT00H00M00S" calcext:value-type="time">
            <text:p>00:00</text:p>
          </table:table-cell>
          <table:table-cell table:style-name="ce5" table:formula="of:=COM.MICROSOFT.CONCAT(LEFT([.B80];12);&quot;-CUT-&quot;;[.A80])" office:value-type="string" office:string-value="-CUT-79" calcext:value-type="string">
            <text:p>-CUT-79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08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1]-[.C81])" office:value-type="time" office:time-value="PT00H00M00S" calcext:value-type="time">
            <text:p>00:00</text:p>
          </table:table-cell>
          <table:table-cell table:style-name="ce5" table:formula="of:=COM.MICROSOFT.CONCAT(LEFT([.B81];12);&quot;-CUT-&quot;;[.A81])" office:value-type="string" office:string-value="-CUT-80" calcext:value-type="string">
            <text:p>-CUT-80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08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2]-[.C82])" office:value-type="time" office:time-value="PT00H00M00S" calcext:value-type="time">
            <text:p>00:00</text:p>
          </table:table-cell>
          <table:table-cell table:style-name="ce5" table:formula="of:=COM.MICROSOFT.CONCAT(LEFT([.B82];12);&quot;-CUT-&quot;;[.A82])" office:value-type="string" office:string-value="-CUT-81" calcext:value-type="string">
            <text:p>-CUT-81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08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3]-[.C83])" office:value-type="time" office:time-value="PT00H00M00S" calcext:value-type="time">
            <text:p>00:00</text:p>
          </table:table-cell>
          <table:table-cell table:style-name="ce5" table:formula="of:=COM.MICROSOFT.CONCAT(LEFT([.B83];12);&quot;-CUT-&quot;;[.A83])" office:value-type="string" office:string-value="-CUT-82" calcext:value-type="string">
            <text:p>-CUT-82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08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4]-[.C84])" office:value-type="time" office:time-value="PT00H00M00S" calcext:value-type="time">
            <text:p>00:00</text:p>
          </table:table-cell>
          <table:table-cell table:style-name="ce5" table:formula="of:=COM.MICROSOFT.CONCAT(LEFT([.B84];12);&quot;-CUT-&quot;;[.A84])" office:value-type="string" office:string-value="-CUT-83" calcext:value-type="string">
            <text:p>-CUT-83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08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5]-[.C85])" office:value-type="time" office:time-value="PT00H00M00S" calcext:value-type="time">
            <text:p>00:00</text:p>
          </table:table-cell>
          <table:table-cell table:style-name="ce5" table:formula="of:=COM.MICROSOFT.CONCAT(LEFT([.B85];12);&quot;-CUT-&quot;;[.A85])" office:value-type="string" office:string-value="-CUT-84" calcext:value-type="string">
            <text:p>-CUT-84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08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6]-[.C86])" office:value-type="time" office:time-value="PT00H00M00S" calcext:value-type="time">
            <text:p>00:00</text:p>
          </table:table-cell>
          <table:table-cell table:style-name="ce5" table:formula="of:=COM.MICROSOFT.CONCAT(LEFT([.B86];12);&quot;-CUT-&quot;;[.A86])" office:value-type="string" office:string-value="-CUT-85" calcext:value-type="string">
            <text:p>-CUT-85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08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7]-[.C87])" office:value-type="time" office:time-value="PT00H00M00S" calcext:value-type="time">
            <text:p>00:00</text:p>
          </table:table-cell>
          <table:table-cell table:style-name="ce5" table:formula="of:=COM.MICROSOFT.CONCAT(LEFT([.B87];12);&quot;-CUT-&quot;;[.A87])" office:value-type="string" office:string-value="-CUT-86" calcext:value-type="string">
            <text:p>-CUT-86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08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8]-[.C88])" office:value-type="time" office:time-value="PT00H00M00S" calcext:value-type="time">
            <text:p>00:00</text:p>
          </table:table-cell>
          <table:table-cell table:style-name="ce5" table:formula="of:=COM.MICROSOFT.CONCAT(LEFT([.B88];12);&quot;-CUT-&quot;;[.A88])" office:value-type="string" office:string-value="-CUT-87" calcext:value-type="string">
            <text:p>-CUT-87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08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89]-[.C89])" office:value-type="time" office:time-value="PT00H00M00S" calcext:value-type="time">
            <text:p>00:00</text:p>
          </table:table-cell>
          <table:table-cell table:style-name="ce5" table:formula="of:=COM.MICROSOFT.CONCAT(LEFT([.B89];12);&quot;-CUT-&quot;;[.A89])" office:value-type="string" office:string-value="-CUT-88" calcext:value-type="string">
            <text:p>-CUT-88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08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0]-[.C90])" office:value-type="time" office:time-value="PT00H00M00S" calcext:value-type="time">
            <text:p>00:00</text:p>
          </table:table-cell>
          <table:table-cell table:style-name="ce5" table:formula="of:=COM.MICROSOFT.CONCAT(LEFT([.B90];12);&quot;-CUT-&quot;;[.A90])" office:value-type="string" office:string-value="-CUT-89" calcext:value-type="string">
            <text:p>-CUT-89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09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1]-[.C91])" office:value-type="time" office:time-value="PT00H00M00S" calcext:value-type="time">
            <text:p>00:00</text:p>
          </table:table-cell>
          <table:table-cell table:style-name="ce5" table:formula="of:=COM.MICROSOFT.CONCAT(LEFT([.B91];12);&quot;-CUT-&quot;;[.A91])" office:value-type="string" office:string-value="-CUT-90" calcext:value-type="string">
            <text:p>-CUT-90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09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2]-[.C92])" office:value-type="time" office:time-value="PT00H00M00S" calcext:value-type="time">
            <text:p>00:00</text:p>
          </table:table-cell>
          <table:table-cell table:style-name="ce5" table:formula="of:=COM.MICROSOFT.CONCAT(LEFT([.B92];12);&quot;-CUT-&quot;;[.A92])" office:value-type="string" office:string-value="-CUT-91" calcext:value-type="string">
            <text:p>-CUT-91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09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3]-[.C93])" office:value-type="time" office:time-value="PT00H00M00S" calcext:value-type="time">
            <text:p>00:00</text:p>
          </table:table-cell>
          <table:table-cell table:style-name="ce5" table:formula="of:=COM.MICROSOFT.CONCAT(LEFT([.B93];12);&quot;-CUT-&quot;;[.A93])" office:value-type="string" office:string-value="-CUT-92" calcext:value-type="string">
            <text:p>-CUT-92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09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4]-[.C94])" office:value-type="time" office:time-value="PT00H00M00S" calcext:value-type="time">
            <text:p>00:00</text:p>
          </table:table-cell>
          <table:table-cell table:style-name="ce5" table:formula="of:=COM.MICROSOFT.CONCAT(LEFT([.B94];12);&quot;-CUT-&quot;;[.A94])" office:value-type="string" office:string-value="-CUT-93" calcext:value-type="string">
            <text:p>-CUT-93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09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5]-[.C95])" office:value-type="time" office:time-value="PT00H00M00S" calcext:value-type="time">
            <text:p>00:00</text:p>
          </table:table-cell>
          <table:table-cell table:style-name="ce5" table:formula="of:=COM.MICROSOFT.CONCAT(LEFT([.B95];12);&quot;-CUT-&quot;;[.A95])" office:value-type="string" office:string-value="-CUT-94" calcext:value-type="string">
            <text:p>-CUT-94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09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6]-[.C96])" office:value-type="time" office:time-value="PT00H00M00S" calcext:value-type="time">
            <text:p>00:00</text:p>
          </table:table-cell>
          <table:table-cell table:style-name="ce5" table:formula="of:=COM.MICROSOFT.CONCAT(LEFT([.B96];12);&quot;-CUT-&quot;;[.A96])" office:value-type="string" office:string-value="-CUT-95" calcext:value-type="string">
            <text:p>-CUT-95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09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7]-[.C97])" office:value-type="time" office:time-value="PT00H00M00S" calcext:value-type="time">
            <text:p>00:00</text:p>
          </table:table-cell>
          <table:table-cell table:style-name="ce5" table:formula="of:=COM.MICROSOFT.CONCAT(LEFT([.B97];12);&quot;-CUT-&quot;;[.A97])" office:value-type="string" office:string-value="-CUT-96" calcext:value-type="string">
            <text:p>-CUT-96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09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8]-[.C98])" office:value-type="time" office:time-value="PT00H00M00S" calcext:value-type="time">
            <text:p>00:00</text:p>
          </table:table-cell>
          <table:table-cell table:style-name="ce5" table:formula="of:=COM.MICROSOFT.CONCAT(LEFT([.B98];12);&quot;-CUT-&quot;;[.A98])" office:value-type="string" office:string-value="-CUT-97" calcext:value-type="string">
            <text:p>-CUT-97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09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99]-[.C99])" office:value-type="time" office:time-value="PT00H00M00S" calcext:value-type="time">
            <text:p>00:00</text:p>
          </table:table-cell>
          <table:table-cell table:style-name="ce5" table:formula="of:=COM.MICROSOFT.CONCAT(LEFT([.B99];12);&quot;-CUT-&quot;;[.A99])" office:value-type="string" office:string-value="-CUT-98" calcext:value-type="string">
            <text:p>-CUT-98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09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0]-[.C100])" office:value-type="time" office:time-value="PT00H00M00S" calcext:value-type="time">
            <text:p>00:00</text:p>
          </table:table-cell>
          <table:table-cell table:style-name="ce5" table:formula="of:=COM.MICROSOFT.CONCAT(LEFT([.B100];12);&quot;-CUT-&quot;;[.A100])" office:value-type="string" office:string-value="-CUT-99" calcext:value-type="string">
            <text:p>-CUT-99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1]-[.C101])" office:value-type="time" office:time-value="PT00H00M00S" calcext:value-type="time">
            <text:p>00:00</text:p>
          </table:table-cell>
          <table:table-cell table:style-name="ce5" table:formula="of:=COM.MICROSOFT.CONCAT(LEFT([.B101];12);&quot;-CUT-&quot;;[.A101])" office:value-type="string" office:string-value="-CUT-100" calcext:value-type="string">
            <text:p>-CUT-100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2]-[.C102])" office:value-type="time" office:time-value="PT00H00M00S" calcext:value-type="time">
            <text:p>00:00</text:p>
          </table:table-cell>
          <table:table-cell table:style-name="ce5" table:formula="of:=COM.MICROSOFT.CONCAT(LEFT([.B102];12);&quot;-CUT-&quot;;[.A102])" office:value-type="string" office:string-value="-CUT-101" calcext:value-type="string">
            <text:p>-CUT-101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3]-[.C103])" office:value-type="time" office:time-value="PT00H00M00S" calcext:value-type="time">
            <text:p>00:00</text:p>
          </table:table-cell>
          <table:table-cell table:style-name="ce5" table:formula="of:=COM.MICROSOFT.CONCAT(LEFT([.B103];12);&quot;-CUT-&quot;;[.A103])" office:value-type="string" office:string-value="-CUT-102" calcext:value-type="string">
            <text:p>-CUT-102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4]-[.C104])" office:value-type="time" office:time-value="PT00H00M00S" calcext:value-type="time">
            <text:p>00:00</text:p>
          </table:table-cell>
          <table:table-cell table:style-name="ce5" table:formula="of:=COM.MICROSOFT.CONCAT(LEFT([.B104];12);&quot;-CUT-&quot;;[.A104])" office:value-type="string" office:string-value="-CUT-103" calcext:value-type="string">
            <text:p>-CUT-103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5]-[.C105])" office:value-type="time" office:time-value="PT00H00M00S" calcext:value-type="time">
            <text:p>00:00</text:p>
          </table:table-cell>
          <table:table-cell table:style-name="ce5" table:formula="of:=COM.MICROSOFT.CONCAT(LEFT([.B105];12);&quot;-CUT-&quot;;[.A105])" office:value-type="string" office:string-value="-CUT-104" calcext:value-type="string">
            <text:p>-CUT-104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6]-[.C106])" office:value-type="time" office:time-value="PT00H00M00S" calcext:value-type="time">
            <text:p>00:00</text:p>
          </table:table-cell>
          <table:table-cell table:style-name="ce5" table:formula="of:=COM.MICROSOFT.CONCAT(LEFT([.B106];12);&quot;-CUT-&quot;;[.A106])" office:value-type="string" office:string-value="-CUT-105" calcext:value-type="string">
            <text:p>-CUT-105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7]-[.C107])" office:value-type="time" office:time-value="PT00H00M00S" calcext:value-type="time">
            <text:p>00:00</text:p>
          </table:table-cell>
          <table:table-cell table:style-name="ce5" table:formula="of:=COM.MICROSOFT.CONCAT(LEFT([.B107];12);&quot;-CUT-&quot;;[.A107])" office:value-type="string" office:string-value="-CUT-106" calcext:value-type="string">
            <text:p>-CUT-106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8]-[.C108])" office:value-type="time" office:time-value="PT00H00M00S" calcext:value-type="time">
            <text:p>00:00</text:p>
          </table:table-cell>
          <table:table-cell table:style-name="ce5" table:formula="of:=COM.MICROSOFT.CONCAT(LEFT([.B108];12);&quot;-CUT-&quot;;[.A108])" office:value-type="string" office:string-value="-CUT-107" calcext:value-type="string">
            <text:p>-CUT-107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09]-[.C109])" office:value-type="time" office:time-value="PT00H00M00S" calcext:value-type="time">
            <text:p>00:00</text:p>
          </table:table-cell>
          <table:table-cell table:style-name="ce5" table:formula="of:=COM.MICROSOFT.CONCAT(LEFT([.B109];12);&quot;-CUT-&quot;;[.A109])" office:value-type="string" office:string-value="-CUT-108" calcext:value-type="string">
            <text:p>-CUT-108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0]-[.C110])" office:value-type="time" office:time-value="PT00H00M00S" calcext:value-type="time">
            <text:p>00:00</text:p>
          </table:table-cell>
          <table:table-cell table:style-name="ce5" table:formula="of:=COM.MICROSOFT.CONCAT(LEFT([.B110];12);&quot;-CUT-&quot;;[.A110])" office:value-type="string" office:string-value="-CUT-109" calcext:value-type="string">
            <text:p>-CUT-109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1]-[.C111])" office:value-type="time" office:time-value="PT00H00M00S" calcext:value-type="time">
            <text:p>00:00</text:p>
          </table:table-cell>
          <table:table-cell table:style-name="ce5" table:formula="of:=COM.MICROSOFT.CONCAT(LEFT([.B111];12);&quot;-CUT-&quot;;[.A111])" office:value-type="string" office:string-value="-CUT-110" calcext:value-type="string">
            <text:p>-CUT-110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2]-[.C112])" office:value-type="time" office:time-value="PT00H00M00S" calcext:value-type="time">
            <text:p>00:00</text:p>
          </table:table-cell>
          <table:table-cell table:style-name="ce5" table:formula="of:=COM.MICROSOFT.CONCAT(LEFT([.B112];12);&quot;-CUT-&quot;;[.A112])" office:value-type="string" office:string-value="-CUT-111" calcext:value-type="string">
            <text:p>-CUT-111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3]-[.C113])" office:value-type="time" office:time-value="PT00H00M00S" calcext:value-type="time">
            <text:p>00:00</text:p>
          </table:table-cell>
          <table:table-cell table:style-name="ce5" table:formula="of:=COM.MICROSOFT.CONCAT(LEFT([.B113];12);&quot;-CUT-&quot;;[.A113])" office:value-type="string" office:string-value="-CUT-112" calcext:value-type="string">
            <text:p>-CUT-112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4]-[.C114])" office:value-type="time" office:time-value="PT00H00M00S" calcext:value-type="time">
            <text:p>00:00</text:p>
          </table:table-cell>
          <table:table-cell table:style-name="ce5" table:formula="of:=COM.MICROSOFT.CONCAT(LEFT([.B114];12);&quot;-CUT-&quot;;[.A114])" office:value-type="string" office:string-value="-CUT-113" calcext:value-type="string">
            <text:p>-CUT-113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5]-[.C115])" office:value-type="time" office:time-value="PT00H00M00S" calcext:value-type="time">
            <text:p>00:00</text:p>
          </table:table-cell>
          <table:table-cell table:style-name="ce5" table:formula="of:=COM.MICROSOFT.CONCAT(LEFT([.B115];12);&quot;-CUT-&quot;;[.A115])" office:value-type="string" office:string-value="-CUT-114" calcext:value-type="string">
            <text:p>-CUT-114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6]-[.C116])" office:value-type="time" office:time-value="PT00H00M00S" calcext:value-type="time">
            <text:p>00:00</text:p>
          </table:table-cell>
          <table:table-cell table:style-name="ce5" table:formula="of:=COM.MICROSOFT.CONCAT(LEFT([.B116];12);&quot;-CUT-&quot;;[.A116])" office:value-type="string" office:string-value="-CUT-115" calcext:value-type="string">
            <text:p>-CUT-115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7]-[.C117])" office:value-type="time" office:time-value="PT00H00M00S" calcext:value-type="time">
            <text:p>00:00</text:p>
          </table:table-cell>
          <table:table-cell table:style-name="ce5" table:formula="of:=COM.MICROSOFT.CONCAT(LEFT([.B117];12);&quot;-CUT-&quot;;[.A117])" office:value-type="string" office:string-value="-CUT-116" calcext:value-type="string">
            <text:p>-CUT-116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8]-[.C118])" office:value-type="time" office:time-value="PT00H00M00S" calcext:value-type="time">
            <text:p>00:00</text:p>
          </table:table-cell>
          <table:table-cell table:style-name="ce5" table:formula="of:=COM.MICROSOFT.CONCAT(LEFT([.B118];12);&quot;-CUT-&quot;;[.A118])" office:value-type="string" office:string-value="-CUT-117" calcext:value-type="string">
            <text:p>-CUT-117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19]-[.C119])" office:value-type="time" office:time-value="PT00H00M00S" calcext:value-type="time">
            <text:p>00:00</text:p>
          </table:table-cell>
          <table:table-cell table:style-name="ce5" table:formula="of:=COM.MICROSOFT.CONCAT(LEFT([.B119];12);&quot;-CUT-&quot;;[.A119])" office:value-type="string" office:string-value="-CUT-118" calcext:value-type="string">
            <text:p>-CUT-118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0]-[.C120])" office:value-type="time" office:time-value="PT00H00M00S" calcext:value-type="time">
            <text:p>00:00</text:p>
          </table:table-cell>
          <table:table-cell table:style-name="ce5" table:formula="of:=COM.MICROSOFT.CONCAT(LEFT([.B120];12);&quot;-CUT-&quot;;[.A120])" office:value-type="string" office:string-value="-CUT-119" calcext:value-type="string">
            <text:p>-CUT-119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1]-[.C121])" office:value-type="time" office:time-value="PT00H00M00S" calcext:value-type="time">
            <text:p>00:00</text:p>
          </table:table-cell>
          <table:table-cell table:style-name="ce5" table:formula="of:=COM.MICROSOFT.CONCAT(LEFT([.B121];12);&quot;-CUT-&quot;;[.A121])" office:value-type="string" office:string-value="-CUT-120" calcext:value-type="string">
            <text:p>-CUT-120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2]-[.C122])" office:value-type="time" office:time-value="PT00H00M00S" calcext:value-type="time">
            <text:p>00:00</text:p>
          </table:table-cell>
          <table:table-cell table:style-name="ce5" table:formula="of:=COM.MICROSOFT.CONCAT(LEFT([.B122];12);&quot;-CUT-&quot;;[.A122])" office:value-type="string" office:string-value="-CUT-121" calcext:value-type="string">
            <text:p>-CUT-121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3]-[.C123])" office:value-type="time" office:time-value="PT00H00M00S" calcext:value-type="time">
            <text:p>00:00</text:p>
          </table:table-cell>
          <table:table-cell table:style-name="ce5" table:formula="of:=COM.MICROSOFT.CONCAT(LEFT([.B123];12);&quot;-CUT-&quot;;[.A123])" office:value-type="string" office:string-value="-CUT-122" calcext:value-type="string">
            <text:p>-CUT-122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4]-[.C124])" office:value-type="time" office:time-value="PT00H00M00S" calcext:value-type="time">
            <text:p>00:00</text:p>
          </table:table-cell>
          <table:table-cell table:style-name="ce5" table:formula="of:=COM.MICROSOFT.CONCAT(LEFT([.B124];12);&quot;-CUT-&quot;;[.A124])" office:value-type="string" office:string-value="-CUT-123" calcext:value-type="string">
            <text:p>-CUT-123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5]-[.C125])" office:value-type="time" office:time-value="PT00H00M00S" calcext:value-type="time">
            <text:p>00:00</text:p>
          </table:table-cell>
          <table:table-cell table:style-name="ce5" table:formula="of:=COM.MICROSOFT.CONCAT(LEFT([.B125];12);&quot;-CUT-&quot;;[.A125])" office:value-type="string" office:string-value="-CUT-124" calcext:value-type="string">
            <text:p>-CUT-124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6]-[.C126])" office:value-type="time" office:time-value="PT00H00M00S" calcext:value-type="time">
            <text:p>00:00</text:p>
          </table:table-cell>
          <table:table-cell table:style-name="ce5" table:formula="of:=COM.MICROSOFT.CONCAT(LEFT([.B126];12);&quot;-CUT-&quot;;[.A126])" office:value-type="string" office:string-value="-CUT-125" calcext:value-type="string">
            <text:p>-CUT-125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7]-[.C127])" office:value-type="time" office:time-value="PT00H00M00S" calcext:value-type="time">
            <text:p>00:00</text:p>
          </table:table-cell>
          <table:table-cell table:style-name="ce5" table:formula="of:=COM.MICROSOFT.CONCAT(LEFT([.B127];12);&quot;-CUT-&quot;;[.A127])" office:value-type="string" office:string-value="-CUT-126" calcext:value-type="string">
            <text:p>-CUT-126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8]-[.C128])" office:value-type="time" office:time-value="PT00H00M00S" calcext:value-type="time">
            <text:p>00:00</text:p>
          </table:table-cell>
          <table:table-cell table:style-name="ce5" table:formula="of:=COM.MICROSOFT.CONCAT(LEFT([.B128];12);&quot;-CUT-&quot;;[.A128])" office:value-type="string" office:string-value="-CUT-127" calcext:value-type="string">
            <text:p>-CUT-127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29]-[.C129])" office:value-type="time" office:time-value="PT00H00M00S" calcext:value-type="time">
            <text:p>00:00</text:p>
          </table:table-cell>
          <table:table-cell table:style-name="ce5" table:formula="of:=COM.MICROSOFT.CONCAT(LEFT([.B129];12);&quot;-CUT-&quot;;[.A129])" office:value-type="string" office:string-value="-CUT-128" calcext:value-type="string">
            <text:p>-CUT-128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0]-[.C130])" office:value-type="time" office:time-value="PT00H00M00S" calcext:value-type="time">
            <text:p>00:00</text:p>
          </table:table-cell>
          <table:table-cell table:style-name="ce5" table:formula="of:=COM.MICROSOFT.CONCAT(LEFT([.B130];12);&quot;-CUT-&quot;;[.A130])" office:value-type="string" office:string-value="-CUT-129" calcext:value-type="string">
            <text:p>-CUT-129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1]-[.C131])" office:value-type="time" office:time-value="PT00H00M00S" calcext:value-type="time">
            <text:p>00:00</text:p>
          </table:table-cell>
          <table:table-cell table:style-name="ce5" table:formula="of:=COM.MICROSOFT.CONCAT(LEFT([.B131];12);&quot;-CUT-&quot;;[.A131])" office:value-type="string" office:string-value="-CUT-130" calcext:value-type="string">
            <text:p>-CUT-130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2]-[.C132])" office:value-type="time" office:time-value="PT00H00M00S" calcext:value-type="time">
            <text:p>00:00</text:p>
          </table:table-cell>
          <table:table-cell table:style-name="ce5" table:formula="of:=COM.MICROSOFT.CONCAT(LEFT([.B132];12);&quot;-CUT-&quot;;[.A132])" office:value-type="string" office:string-value="-CUT-131" calcext:value-type="string">
            <text:p>-CUT-131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3]-[.C133])" office:value-type="time" office:time-value="PT00H00M00S" calcext:value-type="time">
            <text:p>00:00</text:p>
          </table:table-cell>
          <table:table-cell table:style-name="ce5" table:formula="of:=COM.MICROSOFT.CONCAT(LEFT([.B133];12);&quot;-CUT-&quot;;[.A133])" office:value-type="string" office:string-value="-CUT-132" calcext:value-type="string">
            <text:p>-CUT-132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4]-[.C134])" office:value-type="time" office:time-value="PT00H00M00S" calcext:value-type="time">
            <text:p>00:00</text:p>
          </table:table-cell>
          <table:table-cell table:style-name="ce5" table:formula="of:=COM.MICROSOFT.CONCAT(LEFT([.B134];12);&quot;-CUT-&quot;;[.A134])" office:value-type="string" office:string-value="-CUT-133" calcext:value-type="string">
            <text:p>-CUT-133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5]-[.C135])" office:value-type="time" office:time-value="PT00H00M00S" calcext:value-type="time">
            <text:p>00:00</text:p>
          </table:table-cell>
          <table:table-cell table:style-name="ce5" table:formula="of:=COM.MICROSOFT.CONCAT(LEFT([.B135];12);&quot;-CUT-&quot;;[.A135])" office:value-type="string" office:string-value="-CUT-134" calcext:value-type="string">
            <text:p>-CUT-134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6]-[.C136])" office:value-type="time" office:time-value="PT00H00M00S" calcext:value-type="time">
            <text:p>00:00</text:p>
          </table:table-cell>
          <table:table-cell table:style-name="ce5" table:formula="of:=COM.MICROSOFT.CONCAT(LEFT([.B136];12);&quot;-CUT-&quot;;[.A136])" office:value-type="string" office:string-value="-CUT-135" calcext:value-type="string">
            <text:p>-CUT-135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7]-[.C137])" office:value-type="time" office:time-value="PT00H00M00S" calcext:value-type="time">
            <text:p>00:00</text:p>
          </table:table-cell>
          <table:table-cell table:style-name="ce5" table:formula="of:=COM.MICROSOFT.CONCAT(LEFT([.B137];12);&quot;-CUT-&quot;;[.A137])" office:value-type="string" office:string-value="-CUT-136" calcext:value-type="string">
            <text:p>-CUT-136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8]-[.C138])" office:value-type="time" office:time-value="PT00H00M00S" calcext:value-type="time">
            <text:p>00:00</text:p>
          </table:table-cell>
          <table:table-cell table:style-name="ce5" table:formula="of:=COM.MICROSOFT.CONCAT(LEFT([.B138];12);&quot;-CUT-&quot;;[.A138])" office:value-type="string" office:string-value="-CUT-137" calcext:value-type="string">
            <text:p>-CUT-137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39]-[.C139])" office:value-type="time" office:time-value="PT00H00M00S" calcext:value-type="time">
            <text:p>00:00</text:p>
          </table:table-cell>
          <table:table-cell table:style-name="ce5" table:formula="of:=COM.MICROSOFT.CONCAT(LEFT([.B139];12);&quot;-CUT-&quot;;[.A139])" office:value-type="string" office:string-value="-CUT-138" calcext:value-type="string">
            <text:p>-CUT-138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0]-[.C140])" office:value-type="time" office:time-value="PT00H00M00S" calcext:value-type="time">
            <text:p>00:00</text:p>
          </table:table-cell>
          <table:table-cell table:style-name="ce5" table:formula="of:=COM.MICROSOFT.CONCAT(LEFT([.B140];12);&quot;-CUT-&quot;;[.A140])" office:value-type="string" office:string-value="-CUT-139" calcext:value-type="string">
            <text:p>-CUT-139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1]-[.C141])" office:value-type="time" office:time-value="PT00H00M00S" calcext:value-type="time">
            <text:p>00:00</text:p>
          </table:table-cell>
          <table:table-cell table:style-name="ce5" table:formula="of:=COM.MICROSOFT.CONCAT(LEFT([.B141];12);&quot;-CUT-&quot;;[.A141])" office:value-type="string" office:string-value="-CUT-140" calcext:value-type="string">
            <text:p>-CUT-140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2]-[.C142])" office:value-type="time" office:time-value="PT00H00M00S" calcext:value-type="time">
            <text:p>00:00</text:p>
          </table:table-cell>
          <table:table-cell table:style-name="ce5" table:formula="of:=COM.MICROSOFT.CONCAT(LEFT([.B142];12);&quot;-CUT-&quot;;[.A142])" office:value-type="string" office:string-value="-CUT-141" calcext:value-type="string">
            <text:p>-CUT-141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3]-[.C143])" office:value-type="time" office:time-value="PT00H00M00S" calcext:value-type="time">
            <text:p>00:00</text:p>
          </table:table-cell>
          <table:table-cell table:style-name="ce5" table:formula="of:=COM.MICROSOFT.CONCAT(LEFT([.B143];12);&quot;-CUT-&quot;;[.A143])" office:value-type="string" office:string-value="-CUT-142" calcext:value-type="string">
            <text:p>-CUT-142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4]-[.C144])" office:value-type="time" office:time-value="PT00H00M00S" calcext:value-type="time">
            <text:p>00:00</text:p>
          </table:table-cell>
          <table:table-cell table:style-name="ce5" table:formula="of:=COM.MICROSOFT.CONCAT(LEFT([.B144];12);&quot;-CUT-&quot;;[.A144])" office:value-type="string" office:string-value="-CUT-143" calcext:value-type="string">
            <text:p>-CUT-143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5]-[.C145])" office:value-type="time" office:time-value="PT00H00M00S" calcext:value-type="time">
            <text:p>00:00</text:p>
          </table:table-cell>
          <table:table-cell table:style-name="ce5" table:formula="of:=COM.MICROSOFT.CONCAT(LEFT([.B145];12);&quot;-CUT-&quot;;[.A145])" office:value-type="string" office:string-value="-CUT-144" calcext:value-type="string">
            <text:p>-CUT-144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6]-[.C146])" office:value-type="time" office:time-value="PT00H00M00S" calcext:value-type="time">
            <text:p>00:00</text:p>
          </table:table-cell>
          <table:table-cell table:style-name="ce5" table:formula="of:=COM.MICROSOFT.CONCAT(LEFT([.B146];12);&quot;-CUT-&quot;;[.A146])" office:value-type="string" office:string-value="-CUT-145" calcext:value-type="string">
            <text:p>-CUT-145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7]-[.C147])" office:value-type="time" office:time-value="PT00H00M00S" calcext:value-type="time">
            <text:p>00:00</text:p>
          </table:table-cell>
          <table:table-cell table:style-name="ce5" table:formula="of:=COM.MICROSOFT.CONCAT(LEFT([.B147];12);&quot;-CUT-&quot;;[.A147])" office:value-type="string" office:string-value="-CUT-146" calcext:value-type="string">
            <text:p>-CUT-146</text:p>
          </table:table-cell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8]-[.C148])" office:value-type="time" office:time-value="PT00H00M00S" calcext:value-type="time">
            <text:p>00:00</text:p>
          </table:table-cell>
          <table:table-cell table:style-name="ce5" table:formula="of:=COM.MICROSOFT.CONCAT(LEFT([.B148];12);&quot;-CUT-&quot;;[.A148])" office:value-type="string" office:string-value="-CUT-147" calcext:value-type="string">
            <text:p>-CUT-147</text:p>
          </table:table-cell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49]-[.C149])" office:value-type="time" office:time-value="PT00H00M00S" calcext:value-type="time">
            <text:p>00:00</text:p>
          </table:table-cell>
          <table:table-cell table:style-name="ce5" table:formula="of:=COM.MICROSOFT.CONCAT(LEFT([.B149];12);&quot;-CUT-&quot;;[.A149])" office:value-type="string" office:string-value="-CUT-148" calcext:value-type="string">
            <text:p>-CUT-148</text:p>
          </table:table-cell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0]-[.C150])" office:value-type="time" office:time-value="PT00H00M00S" calcext:value-type="time">
            <text:p>00:00</text:p>
          </table:table-cell>
          <table:table-cell table:style-name="ce5" table:formula="of:=COM.MICROSOFT.CONCAT(LEFT([.B150];12);&quot;-CUT-&quot;;[.A150])" office:value-type="string" office:string-value="-CUT-149" calcext:value-type="string">
            <text:p>-CUT-149</text:p>
          </table:table-cell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1]-[.C151])" office:value-type="time" office:time-value="PT00H00M00S" calcext:value-type="time">
            <text:p>00:00</text:p>
          </table:table-cell>
          <table:table-cell table:style-name="ce5" table:formula="of:=COM.MICROSOFT.CONCAT(LEFT([.B151];12);&quot;-CUT-&quot;;[.A151])" office:value-type="string" office:string-value="-CUT-150" calcext:value-type="string">
            <text:p>-CUT-150</text:p>
          </table:table-cell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2]-[.C152])" office:value-type="time" office:time-value="PT00H00M00S" calcext:value-type="time">
            <text:p>00:00</text:p>
          </table:table-cell>
          <table:table-cell table:style-name="ce5" table:formula="of:=COM.MICROSOFT.CONCAT(LEFT([.B152];12);&quot;-CUT-&quot;;[.A152])" office:value-type="string" office:string-value="-CUT-151" calcext:value-type="string">
            <text:p>-CUT-151</text:p>
          </table:table-cell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3]-[.C153])" office:value-type="time" office:time-value="PT00H00M00S" calcext:value-type="time">
            <text:p>00:00</text:p>
          </table:table-cell>
          <table:table-cell table:style-name="ce5" table:formula="of:=COM.MICROSOFT.CONCAT(LEFT([.B153];12);&quot;-CUT-&quot;;[.A153])" office:value-type="string" office:string-value="-CUT-152" calcext:value-type="string">
            <text:p>-CUT-152</text:p>
          </table:table-cell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4]-[.C154])" office:value-type="time" office:time-value="PT00H00M00S" calcext:value-type="time">
            <text:p>00:00</text:p>
          </table:table-cell>
          <table:table-cell table:style-name="ce5" table:formula="of:=COM.MICROSOFT.CONCAT(LEFT([.B154];12);&quot;-CUT-&quot;;[.A154])" office:value-type="string" office:string-value="-CUT-153" calcext:value-type="string">
            <text:p>-CUT-153</text:p>
          </table:table-cell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5]-[.C155])" office:value-type="time" office:time-value="PT00H00M00S" calcext:value-type="time">
            <text:p>00:00</text:p>
          </table:table-cell>
          <table:table-cell table:style-name="ce5" table:formula="of:=COM.MICROSOFT.CONCAT(LEFT([.B155];12);&quot;-CUT-&quot;;[.A155])" office:value-type="string" office:string-value="-CUT-154" calcext:value-type="string">
            <text:p>-CUT-154</text:p>
          </table:table-cell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6]-[.C156])" office:value-type="time" office:time-value="PT00H00M00S" calcext:value-type="time">
            <text:p>00:00</text:p>
          </table:table-cell>
          <table:table-cell table:style-name="ce5" table:formula="of:=COM.MICROSOFT.CONCAT(LEFT([.B156];12);&quot;-CUT-&quot;;[.A156])" office:value-type="string" office:string-value="-CUT-155" calcext:value-type="string">
            <text:p>-CUT-155</text:p>
          </table:table-cell>
          <table:table-cell table:number-columns-repeated="1018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7]-[.C157])" office:value-type="time" office:time-value="PT00H00M00S" calcext:value-type="time">
            <text:p>00:00</text:p>
          </table:table-cell>
          <table:table-cell table:style-name="ce5" table:formula="of:=COM.MICROSOFT.CONCAT(LEFT([.B157];12);&quot;-CUT-&quot;;[.A157])" office:value-type="string" office:string-value="-CUT-156" calcext:value-type="string">
            <text:p>-CUT-156</text:p>
          </table:table-cell>
          <table:table-cell table:number-columns-repeated="1018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8]-[.C158])" office:value-type="time" office:time-value="PT00H00M00S" calcext:value-type="time">
            <text:p>00:00</text:p>
          </table:table-cell>
          <table:table-cell table:style-name="ce5" table:formula="of:=COM.MICROSOFT.CONCAT(LEFT([.B158];12);&quot;-CUT-&quot;;[.A158])" office:value-type="string" office:string-value="-CUT-157" calcext:value-type="string">
            <text:p>-CUT-157</text:p>
          </table:table-cell>
          <table:table-cell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59]-[.C159])" office:value-type="time" office:time-value="PT00H00M00S" calcext:value-type="time">
            <text:p>00:00</text:p>
          </table:table-cell>
          <table:table-cell table:style-name="ce5" table:formula="of:=COM.MICROSOFT.CONCAT(LEFT([.B159];12);&quot;-CUT-&quot;;[.A159])" office:value-type="string" office:string-value="-CUT-158" calcext:value-type="string">
            <text:p>-CUT-158</text:p>
          </table:table-cell>
          <table:table-cell table:number-columns-repeated="1018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0]-[.C160])" office:value-type="time" office:time-value="PT00H00M00S" calcext:value-type="time">
            <text:p>00:00</text:p>
          </table:table-cell>
          <table:table-cell table:style-name="ce5" table:formula="of:=COM.MICROSOFT.CONCAT(LEFT([.B160];12);&quot;-CUT-&quot;;[.A160])" office:value-type="string" office:string-value="-CUT-159" calcext:value-type="string">
            <text:p>-CUT-159</text:p>
          </table:table-cell>
          <table:table-cell table:number-columns-repeated="1018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1]-[.C161])" office:value-type="time" office:time-value="PT00H00M00S" calcext:value-type="time">
            <text:p>00:00</text:p>
          </table:table-cell>
          <table:table-cell table:style-name="ce5" table:formula="of:=COM.MICROSOFT.CONCAT(LEFT([.B161];12);&quot;-CUT-&quot;;[.A161])" office:value-type="string" office:string-value="-CUT-160" calcext:value-type="string">
            <text:p>-CUT-160</text:p>
          </table:table-cell>
          <table:table-cell table:number-columns-repeated="1018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2]-[.C162])" office:value-type="time" office:time-value="PT00H00M00S" calcext:value-type="time">
            <text:p>00:00</text:p>
          </table:table-cell>
          <table:table-cell table:style-name="ce5" table:formula="of:=COM.MICROSOFT.CONCAT(LEFT([.B162];12);&quot;-CUT-&quot;;[.A162])" office:value-type="string" office:string-value="-CUT-161" calcext:value-type="string">
            <text:p>-CUT-161</text:p>
          </table:table-cell>
          <table:table-cell table:number-columns-repeated="1018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3]-[.C163])" office:value-type="time" office:time-value="PT00H00M00S" calcext:value-type="time">
            <text:p>00:00</text:p>
          </table:table-cell>
          <table:table-cell table:style-name="ce5" table:formula="of:=COM.MICROSOFT.CONCAT(LEFT([.B163];12);&quot;-CUT-&quot;;[.A163])" office:value-type="string" office:string-value="-CUT-162" calcext:value-type="string">
            <text:p>-CUT-162</text:p>
          </table:table-cell>
          <table:table-cell table:number-columns-repeated="1018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4]-[.C164])" office:value-type="time" office:time-value="PT00H00M00S" calcext:value-type="time">
            <text:p>00:00</text:p>
          </table:table-cell>
          <table:table-cell table:style-name="ce5" table:formula="of:=COM.MICROSOFT.CONCAT(LEFT([.B164];12);&quot;-CUT-&quot;;[.A164])" office:value-type="string" office:string-value="-CUT-163" calcext:value-type="string">
            <text:p>-CUT-163</text:p>
          </table:table-cell>
          <table:table-cell table:number-columns-repeated="1018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5]-[.C165])" office:value-type="time" office:time-value="PT00H00M00S" calcext:value-type="time">
            <text:p>00:00</text:p>
          </table:table-cell>
          <table:table-cell table:style-name="ce5" table:formula="of:=COM.MICROSOFT.CONCAT(LEFT([.B165];12);&quot;-CUT-&quot;;[.A165])" office:value-type="string" office:string-value="-CUT-164" calcext:value-type="string">
            <text:p>-CUT-164</text:p>
          </table:table-cell>
          <table:table-cell table:number-columns-repeated="1018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6]-[.C166])" office:value-type="time" office:time-value="PT00H00M00S" calcext:value-type="time">
            <text:p>00:00</text:p>
          </table:table-cell>
          <table:table-cell table:style-name="ce5" table:formula="of:=COM.MICROSOFT.CONCAT(LEFT([.B166];12);&quot;-CUT-&quot;;[.A166])" office:value-type="string" office:string-value="-CUT-165" calcext:value-type="string">
            <text:p>-CUT-165</text:p>
          </table:table-cell>
          <table:table-cell table:number-columns-repeated="1018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7]-[.C167])" office:value-type="time" office:time-value="PT00H00M00S" calcext:value-type="time">
            <text:p>00:00</text:p>
          </table:table-cell>
          <table:table-cell table:style-name="ce5" table:formula="of:=COM.MICROSOFT.CONCAT(LEFT([.B167];12);&quot;-CUT-&quot;;[.A167])" office:value-type="string" office:string-value="-CUT-166" calcext:value-type="string">
            <text:p>-CUT-166</text:p>
          </table:table-cell>
          <table:table-cell table:number-columns-repeated="1018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8]-[.C168])" office:value-type="time" office:time-value="PT00H00M00S" calcext:value-type="time">
            <text:p>00:00</text:p>
          </table:table-cell>
          <table:table-cell table:style-name="ce5" table:formula="of:=COM.MICROSOFT.CONCAT(LEFT([.B168];12);&quot;-CUT-&quot;;[.A168])" office:value-type="string" office:string-value="-CUT-167" calcext:value-type="string">
            <text:p>-CUT-167</text:p>
          </table:table-cell>
          <table:table-cell table:number-columns-repeated="1018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69]-[.C169])" office:value-type="time" office:time-value="PT00H00M00S" calcext:value-type="time">
            <text:p>00:00</text:p>
          </table:table-cell>
          <table:table-cell table:style-name="ce5" table:formula="of:=COM.MICROSOFT.CONCAT(LEFT([.B169];12);&quot;-CUT-&quot;;[.A169])" office:value-type="string" office:string-value="-CUT-168" calcext:value-type="string">
            <text:p>-CUT-168</text:p>
          </table:table-cell>
          <table:table-cell table:number-columns-repeated="1018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0]-[.C170])" office:value-type="time" office:time-value="PT00H00M00S" calcext:value-type="time">
            <text:p>00:00</text:p>
          </table:table-cell>
          <table:table-cell table:style-name="ce5" table:formula="of:=COM.MICROSOFT.CONCAT(LEFT([.B170];12);&quot;-CUT-&quot;;[.A170])" office:value-type="string" office:string-value="-CUT-169" calcext:value-type="string">
            <text:p>-CUT-169</text:p>
          </table:table-cell>
          <table:table-cell table:number-columns-repeated="101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1]-[.C171])" office:value-type="time" office:time-value="PT00H00M00S" calcext:value-type="time">
            <text:p>00:00</text:p>
          </table:table-cell>
          <table:table-cell table:style-name="ce5" table:formula="of:=COM.MICROSOFT.CONCAT(LEFT([.B171];12);&quot;-CUT-&quot;;[.A171])" office:value-type="string" office:string-value="-CUT-170" calcext:value-type="string">
            <text:p>-CUT-170</text:p>
          </table:table-cell>
          <table:table-cell table:number-columns-repeated="1018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2]-[.C172])" office:value-type="time" office:time-value="PT00H00M00S" calcext:value-type="time">
            <text:p>00:00</text:p>
          </table:table-cell>
          <table:table-cell table:style-name="ce5" table:formula="of:=COM.MICROSOFT.CONCAT(LEFT([.B172];12);&quot;-CUT-&quot;;[.A172])" office:value-type="string" office:string-value="-CUT-171" calcext:value-type="string">
            <text:p>-CUT-171</text:p>
          </table:table-cell>
          <table:table-cell table:number-columns-repeated="1018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3]-[.C173])" office:value-type="time" office:time-value="PT00H00M00S" calcext:value-type="time">
            <text:p>00:00</text:p>
          </table:table-cell>
          <table:table-cell table:style-name="ce5" table:formula="of:=COM.MICROSOFT.CONCAT(LEFT([.B173];12);&quot;-CUT-&quot;;[.A173])" office:value-type="string" office:string-value="-CUT-172" calcext:value-type="string">
            <text:p>-CUT-172</text:p>
          </table:table-cell>
          <table:table-cell table:number-columns-repeated="1018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4]-[.C174])" office:value-type="time" office:time-value="PT00H00M00S" calcext:value-type="time">
            <text:p>00:00</text:p>
          </table:table-cell>
          <table:table-cell table:style-name="ce5" table:formula="of:=COM.MICROSOFT.CONCAT(LEFT([.B174];12);&quot;-CUT-&quot;;[.A174])" office:value-type="string" office:string-value="-CUT-173" calcext:value-type="string">
            <text:p>-CUT-173</text:p>
          </table:table-cell>
          <table:table-cell table:number-columns-repeated="1018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5]-[.C175])" office:value-type="time" office:time-value="PT00H00M00S" calcext:value-type="time">
            <text:p>00:00</text:p>
          </table:table-cell>
          <table:table-cell table:style-name="ce5" table:formula="of:=COM.MICROSOFT.CONCAT(LEFT([.B175];12);&quot;-CUT-&quot;;[.A175])" office:value-type="string" office:string-value="-CUT-174" calcext:value-type="string">
            <text:p>-CUT-174</text:p>
          </table:table-cell>
          <table:table-cell table:number-columns-repeated="1018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/>
          <table:table-cell table:number-columns-repeated="2" table:style-name="ce6" office:value-type="time" office:time-value="PT24H00M00S" calcext:value-type="time">
            <text:p>00:00:00</text:p>
          </table:table-cell>
          <table:table-cell table:style-name="ce7" table:formula="of:=([.D176]-[.C176])" office:value-type="time" office:time-value="PT00H00M00S" calcext:value-type="time">
            <text:p>00:00</text:p>
          </table:table-cell>
          <table:table-cell table:style-name="ce5" table:formula="of:=COM.MICROSOFT.CONCAT(LEFT([.B176];12);&quot;-CUT-&quot;;[.A176])" office:value-type="string" office:string-value="-CUT-175" calcext:value-type="string">
            <text:p>-CUT-175</text:p>
          </table:table-cell>
          <table:table-cell table:number-columns-repeated="1018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ongList.A1:SongList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1:20:10.944267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2T11:22:00.737936179</dc:date>
    <meta:editing-duration>PT18H12M57S</meta:editing-duration>
    <meta:editing-cycles>236</meta:editing-cycles>
    <meta:generator>LibreOffice/7.0.4.2$Linux_X86_64 LibreOffice_project/00$Build-2</meta:generator>
    <meta:document-statistic meta:table-count="1" meta:cell-count="881" meta:object-count="0"/>
  </office:meta>
</office:document-meta>
</file>